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fo:font-variant="normal" fo:text-transform="none" fo:color="#000000" style:font-name="Liberation Serif1" fo:font-size="14pt" fo:letter-spacing="normal" fo:font-style="normal" fo:font-weight="normal" officeooo:rsid="00151189" officeooo:paragraph-rsid="00151189" style:font-size-asian="14pt" style:font-weight-asian="normal" style:font-size-complex="14pt" style:font-weight-complex="normal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000000" style:font-name="Liberation Serif1" fo:font-size="14pt" fo:letter-spacing="normal" fo:font-style="normal" fo:font-weight="normal" officeooo:rsid="0015be6c" officeooo:paragraph-rsid="0015be6c" style:font-size-asian="14pt" style:font-weight-asian="normal" style:font-size-complex="14pt" style:font-weight-complex="normal"/>
    </style:style>
    <style:style style:name="P3" style:family="paragraph" style:parent-style-name="Heading_20_1">
      <style:paragraph-properties fo:text-align="start" style:justify-single-word="false"/>
      <style:text-properties fo:font-variant="normal" fo:text-transform="none" fo:color="#000000" style:font-name="Liberation Serif1" fo:font-size="14pt" fo:letter-spacing="normal" fo:font-style="normal" fo:font-weight="normal" officeooo:rsid="0018672d" officeooo:paragraph-rsid="0018672d" style:font-size-asian="14pt" style:font-weight-asian="normal" style:font-size-complex="14pt" style:font-weight-complex="normal"/>
    </style:style>
    <style:style style:name="P4" style:family="paragraph" style:parent-style-name="Heading_20_1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00ee" officeooo:paragraph-rsid="001b00ee" style:font-size-asian="14pt" style:font-weight-asian="normal" style:font-size-complex="14pt" style:font-weight-complex="normal"/>
    </style:style>
    <style:style style:name="P5" style:family="paragraph" style:parent-style-name="Heading_20_1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00ee" officeooo:paragraph-rsid="002077e6" style:font-size-asian="14pt" style:font-weight-asian="normal" style:font-size-complex="14pt" style:font-weight-complex="normal"/>
    </style:style>
    <style:style style:name="P6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1189" officeooo:paragraph-rsid="00151189" style:font-size-asian="12pt" style:font-weight-asian="normal" style:font-size-complex="12pt" style:font-weight-complex="normal"/>
    </style:style>
    <style:style style:name="P7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be6c" officeooo:paragraph-rsid="0015be6c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8672d" officeooo:paragraph-rsid="0018672d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9d473" officeooo:paragraph-rsid="0019d473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2077e6" style:font-size-asian="12pt" style:font-weight-asian="normal" style:font-size-complex="12pt" style:font-weight-complex="normal"/>
    </style:style>
    <style:style style:name="P13" style:family="paragraph" style:parent-style-name="Heading_20_2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23cb02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4pt" fo:letter-spacing="normal" fo:font-style="normal" fo:font-weight="normal" officeooo:rsid="0018672d" officeooo:paragraph-rsid="0018672d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1189" officeooo:paragraph-rsid="00151189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be6c" officeooo:paragraph-rsid="0015be6c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6f9e6" officeooo:paragraph-rsid="0016f9e6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8672d" officeooo:paragraph-rsid="0018672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9d473" officeooo:paragraph-rsid="0019d473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ab5b8" officeooo:paragraph-rsid="001ab5b8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00ee" officeooo:paragraph-rsid="001b00ee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b00ee" officeooo:paragraph-rsid="002077e6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2077e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1b00ee" officeooo:paragraph-rsid="0023cb02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396aaf" style:font-name="Times New Roman" fo:font-size="12pt" fo:letter-spacing="normal" fo:font-style="normal" fo:font-weight="normal" officeooo:rsid="001b00ee" officeooo:paragraph-rsid="001b00e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officeooo:rsid="0015be6c" officeooo:paragraph-rsid="0015be6c"/>
    </style:style>
    <style:style style:name="P29" style:family="paragraph" style:parent-style-name="Standard">
      <style:paragraph-properties fo:text-align="center" style:justify-single-word="false"/>
      <style:text-properties officeooo:rsid="00151189" officeooo:paragraph-rsid="00151189"/>
    </style:style>
    <style:style style:name="P30" style:family="paragraph" style:parent-style-name="Standard">
      <style:paragraph-properties fo:text-align="start" style:justify-single-word="false"/>
      <style:text-properties officeooo:rsid="00151189" officeooo:paragraph-rsid="00151189"/>
    </style:style>
    <style:style style:name="P31" style:family="paragraph" style:parent-style-name="Standard">
      <style:paragraph-properties fo:text-align="center" style:justify-single-word="false"/>
      <style:text-properties fo:font-size="16pt" officeooo:rsid="00151189" officeooo:paragraph-rsid="00151189" style:font-size-asian="16pt" style:font-size-complex="16pt"/>
    </style:style>
    <style:style style:name="P32" style:family="paragraph" style:parent-style-name="Standard">
      <style:paragraph-properties fo:text-align="center" style:justify-single-word="false"/>
      <style:text-properties fo:font-size="14pt" officeooo:rsid="00151189" officeooo:paragraph-rsid="00151189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151189" officeooo:paragraph-rsid="00151189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2pt" officeooo:rsid="00151189" officeooo:paragraph-rsid="00151189" style:font-size-asian="12pt" style:font-size-complex="12pt"/>
    </style:style>
    <style:style style:name="P35" style:family="paragraph" style:parent-style-name="Standard">
      <style:paragraph-properties fo:text-align="end" style:justify-single-word="false"/>
      <style:text-properties fo:font-size="12pt" officeooo:rsid="00151189" officeooo:paragraph-rsid="0025031a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be6c" officeooo:paragraph-rsid="0015be6c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12pt" officeooo:rsid="0015be6c" officeooo:paragraph-rsid="0015be6c" style:font-size-asian="10.5pt" style:font-size-complex="12pt"/>
    </style:style>
    <style:style style:name="P38" style:family="paragraph" style:parent-style-name="Heading_20_2">
      <style:paragraph-properties fo:text-align="start" style:justify-single-word="false"/>
      <style:text-properties fo:font-variant="normal" fo:text-transform="none" fo:color="#000000" style:font-name="Liberation Serif1" fo:font-size="12pt" fo:letter-spacing="normal" fo:font-style="normal" fo:font-weight="normal" officeooo:rsid="0015be6c" officeooo:paragraph-rsid="0015be6c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5d014" style:font-size-asian="10.5pt" style:font-size-complex="12pt"/>
    </style:style>
    <style:style style:name="T3" style:family="text">
      <style:text-properties officeooo:rsid="0015d014"/>
    </style:style>
    <style:style style:name="T4" style:family="text">
      <style:text-properties officeooo:rsid="0016f9e6"/>
    </style:style>
    <style:style style:name="T5" style:family="text">
      <style:text-properties officeooo:rsid="0018672d"/>
    </style:style>
    <style:style style:name="T6" style:family="text">
      <style:text-properties officeooo:rsid="0019d473"/>
    </style:style>
    <style:style style:name="T7" style:family="text">
      <style:text-properties officeooo:rsid="001ab5b8"/>
    </style:style>
    <style:style style:name="T8" style:family="text">
      <style:text-properties officeooo:rsid="001c2b28"/>
    </style:style>
    <style:style style:name="T9" style:family="text">
      <style:text-properties officeooo:rsid="001d5804"/>
    </style:style>
    <style:style style:name="T10" style:family="text">
      <style:text-properties officeooo:rsid="00203c1a"/>
    </style:style>
    <style:style style:name="T11" style:family="text">
      <style:text-properties officeooo:rsid="002077e6"/>
    </style:style>
    <style:style style:name="T12" style:family="text">
      <style:text-properties officeooo:rsid="0021e48e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officeooo:rsid="0021e48e"/>
    </style:style>
    <style:style style:name="T15" style:family="text">
      <style:text-properties style:font-name="Times New Roman" officeooo:rsid="0022d9bf"/>
    </style:style>
    <style:style style:name="T16" style:family="text">
      <style:text-properties style:font-name="Times New Roman" officeooo:rsid="002345d6"/>
    </style:style>
    <style:style style:name="T17" style:family="text">
      <style:text-properties style:font-name="Times New Roman" officeooo:rsid="0023cb02"/>
    </style:style>
    <style:style style:name="T18" style:family="text">
      <style:text-properties style:font-name="Times New Roman" officeooo:rsid="0023d14a"/>
    </style:style>
    <style:style style:name="T19" style:family="text">
      <style:text-properties style:font-name="Liberation Serif1" officeooo:rsid="0021e48e"/>
    </style:style>
    <style:style style:name="T20" style:family="text">
      <style:text-properties style:font-name="Liberation Serif1" officeooo:rsid="0022d9bf"/>
    </style:style>
    <style:style style:name="T21" style:family="text">
      <style:text-properties officeooo:rsid="002503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abrina BONO, Victor VARI<text:span text:style-name="T21">N</text:span> </text:p>
      <text:p text:style-name="P35">Emilien LASSALLE, Raphael STURGIS</text:p>
      <text:p text:style-name="P31"/>
      <text:p text:style-name="P31"/>
      <text:p text:style-name="P31">Compte Rendu du projet de réseau</text:p>
      <text:p text:style-name="P31">Master 1 informatique </text:p>
      <text:p text:style-name="P34"/>
      <text:p text:style-name="P32"/>
      <text:p text:style-name="P33"/>
      <text:p text:style-name="P33"/>
      <text:h text:style-name="P1" text:outline-level="1"><text:bookmark text:name="init"/>1. Configuration Réseau</text:h>
      <text:h text:style-name="P6" text:outline-level="2"><text:bookmark text:name="toc7"/>1.1. Topologie et Adressage</text:h>
      <text:p text:style-name="P15">//<text:span text:style-name="T4">texte explicatif de l’installation des VMs et des serveurs.</text:span></text:p>
      <text:p text:style-name="P28"><text:span text:style-name="T1">4 : //</text:span><text:span text:style-name="T2">todo</text:span></text:p>
      <text:h text:style-name="P38" text:outline-level="2"><text:bookmark text:name="reseau"/>1.2. Un grand malheur !</text:h>
      <text:p text:style-name="P36">La machine VM2-6 s'est arrêtée ! VM1-6 n'a donc plus accès directement à VM3-6.</text:p>
      <text:p text:style-name="P36">Comment pourrait-on faire ? Nous allons relier nos deux îlots IPv6 via le réseau IPv4…</text:p>
      <text:p text:style-name="P36">//todo</text:p>
      <text:p text:style-name="P36"/>
      <text:h text:style-name="P2" text:outline-level="1"><text:bookmark text:name="tun"/>2. L'interface virtuelle TUN</text:h>
      <text:h text:style-name="P7" text:outline-level="2"><text:bookmark text:name="toc10"/>2.1. Création de l'interface</text:h>
      <text:p text:style-name="P16">//<text:span text:style-name="T3">todo</text:span></text:p>
      <text:h text:style-name="P7" text:outline-level="2"><text:bookmark text:name="toc11"/>2.2. Configuration de l'interface</text:h>
      <text:p text:style-name="P16">//<text:span text:style-name="T4">texte explicatif pour la question 1</text:span></text:p>
      <text:p text:style-name="P17">2://<text:span text:style-name="T5">todo</text:span></text:p>
      <text:p text:style-name="P18">3://todo</text:p>
      <text:p text:style-name="P18">4://todo</text:p>
      <text:p text:style-name="P18">5://todo</text:p>
      <text:h text:style-name="P8" text:outline-level="2"><text:bookmark text:name="toc12"/>2.3. Récupération des paquets</text:h>
      <text:p text:style-name="P18">//texte explicatif pour la question 1 et 2</text:p>
      <text:p text:style-name="P18">3://todo</text:p>
      <text:p text:style-name="P18">4://todo</text:p>
      <text:h text:style-name="P3" text:outline-level="1"><text:bookmark text:name="ipv6"/><text:soft-page-break/>3. Un tunnel simple pour IPv6</text:h>
      <text:h text:style-name="P8" text:outline-level="2"><text:bookmark text:name="toc14"/>3.1. Redirection du trafic entrant</text:h>
      <text:p text:style-name="P18">//<text:span text:style-name="T6">texte explicatif sur les fonctions des questions 3 et où les trouver</text:span></text:p>
      <text:p text:style-name="P19">//texte explicatif sur les questions 3.1 et 3.2</text:p>
      <text:h text:style-name="P9" text:outline-level="2"><text:bookmark text:name="toc15"/>3.2. Redirection du trafic sortant</text:h>
      <text:p text:style-name="P19">//<text:span text:style-name="T7">explications pour la question 1</text:span></text:p>
      <text:p text:style-name="P20">2://todo</text:p>
      <text:p text:style-name="P20">//explications pour la question 3</text:p>
      <text:p text:style-name="P21">4://todo</text:p>
      <text:h text:style-name="P10" text:outline-level="2"><text:bookmark text:name="toc16"/>3.3. Intégration Finale du Tunnel</text:h>
      <text:p text:style-name="P21">//<text:span text:style-name="T8">texte explicatif des questions 1 et 2</text:span></text:p>
      <text:h text:style-name="P11" text:outline-level="2"><text:bookmark text:name="toc17"/>3.4. Mise en place du tunnel entre VM1 et VM3 : Schémas</text:h>
      <text:p text:style-name="P24">//<text:span text:style-name="T9">compléter le schéma</text:span></text:p>
      <text:h text:style-name="P11" text:outline-level="2"><text:bookmark text:name="toc18"/>3.5. Mise en place du tunnel entre VM1 et VM3 : Système</text:h>
      <text:p text:style-name="P24">//<text:span text:style-name="T9">texte explicatif sur l’exécutable, les résultats des tests et la comparaison du trafic</text:span></text:p>
      <text:h text:style-name="P4" text:outline-level="1"><text:bookmark text:name="toc19"/>4. Validation Fonctionnelle</text:h>
      <text:h text:style-name="P11" text:outline-level="2"><text:bookmark text:name="toc20"/>4.1. Configuration</text:h>
      <text:p text:style-name="P24">//<text:span text:style-name="T10">screen ?</text:span></text:p>
      <text:h text:style-name="P11" text:outline-level="2"><text:bookmark text:name="toc21"/>4.2. Couche 3</text:h>
      <text:p text:style-name="P24">//<text:span text:style-name="T10">texte</text:span></text:p>
      <text:h text:style-name="P12" text:outline-level="2"><text:bookmark text:name="toc22"/>4.3. Couche 4</text:h>
      <text:p text:style-name="P25">//<text:span text:style-name="T11">texte</text:span></text:p>
      <text:h text:style-name="P12" text:outline-level="2"><text:bookmark text:name="toc23"/>4.4. Couche 4 : bande passante</text:h>
      <text:p text:style-name="P25">//<text:span text:style-name="T11">texte</text:span></text:p>
      <text:h text:style-name="P5" text:outline-level="1"><text:bookmark text:name="toc24"/>5. Améliorations</text:h>
      <text:h text:style-name="P12" text:outline-level="2"><text:bookmark text:name="toc25"/>5.1. Couche 4</text:h>
      <text:p text:style-name="P25">//<text:span text:style-name="T12">texte</text:span></text:p>
      <text:h text:style-name="P12" text:outline-level="2"><text:bookmark text:name="toc26"/><text:soft-page-break/>5.2. Configuration <text:span text:style-name="Teletype"><text:span text:style-name="T13">salt</text:span></text:span></text:h>
      <text:p text:style-name="P25"><text:span text:style-name="Teletype"><text:span text:style-name="T13">//</text:span></text:span><text:span text:style-name="Teletype"><text:span text:style-name="T14">texte</text:span></text:span></text:p>
      <text:h text:style-name="P12" text:outline-level="2"><text:bookmark text:name="toc27"/><text:span text:style-name="Teletype"><text:span text:style-name="T19">5.3. Une amélioration simple</text:span></text:span></text:h>
      <text:p text:style-name="P25"><text:span text:style-name="Teletype"><text:span text:style-name="T19">//</text:span></text:span><text:span text:style-name="Teletype"><text:span text:style-name="T20">texte sur les questions 1 et 2</text:span></text:span></text:p>
      <text:h text:style-name="P12" text:outline-level="2"><text:bookmark text:name="toc28"/><text:span text:style-name="Teletype"><text:span text:style-name="T15">5.4. Fragmentation et Réassemblage</text:span></text:span></text:h>
      <text:p text:style-name="P25"><text:span text:style-name="Teletype"><text:span text:style-name="T15">//</text:span></text:span><text:span text:style-name="Teletype"><text:span text:style-name="T16">texte sur les méthodes</text:span></text:span></text:p>
      <text:h text:style-name="P12" text:outline-level="2"><text:bookmark text:name="toc29"/><text:span text:style-name="Teletype"><text:span text:style-name="T16">5.5. Tunnels entre Vms</text:span></text:span></text:h>
      <text:p text:style-name="P26"><text:span text:style-name="Teletype"><text:span text:style-name="T17">1://todo</text:span></text:span></text:p>
      <text:p text:style-name="P26"><text:span text:style-name="Teletype"><text:span text:style-name="T17">//trouver comment répondre à la 2 :</text:span></text:span></text:p>
      <text:h text:style-name="P13" text:outline-level="2"><text:bookmark text:name="toc30"/><text:span text:style-name="Teletype"><text:span text:style-name="T17">5.6. Annonce de route IPv6</text:span></text:span></text:h>
      <text:p text:style-name="P26"><text:span text:style-name="Teletype"><text:span text:style-name="T17">//</text:span></text:span><text:span text:style-name="Teletype"><text:span text:style-name="T18">rien comprit</text:span></text:span></text:p>
      <text:p text:style-name="P26"><text:span text:style-name="Teletype"><text:span text:style-name="T17"/></text:span></text:p>
      <text:p text:style-name="P25"><text:span text:style-name="Teletype"><text:span text:style-name="T16"/></text:span></text:p>
      <text:p text:style-name="P25"><text:span text:style-name="Teletype"><text:span text:style-name="T20"/></text:span></text:p>
      <text:p text:style-name="P25"><text:span text:style-name="Teletype"><text:span text:style-name="T14"/></text:span></text:p>
      <text:p text:style-name="P25"/>
      <text:p text:style-name="P23"/>
      <text:p text:style-name="P23"/>
      <text:p text:style-name="P25"/>
      <text:p text:style-name="P25"/>
      <text:p text:style-name="P24"/>
      <text:p text:style-name="P24"/>
      <text:p text:style-name="P22"/>
      <text:p text:style-name="P24"/>
      <text:p text:style-name="P24"/>
      <text:p text:style-name="P27"/>
      <text:p text:style-name="P21"/>
      <text:p text:style-name="P21"/>
      <text:p text:style-name="P19"/>
      <text:p text:style-name="P14"><text:soft-page-break/></text:p>
      <text:p text:style-name="P18"/>
      <text:p text:style-name="P18"/>
      <text:p text:style-name="P16"/>
      <text:p text:style-name="P36"/>
      <text:p text:style-name="P37"/>
      <text:p text:style-name="P29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6:24:59.499255761</meta:creation-date>
    <dc:date>2017-11-24T17:14:49.798032271</dc:date>
    <meta:editing-duration>PT26M12S</meta:editing-duration>
    <meta:editing-cycles>19</meta:editing-cycles>
    <meta:generator>LibreOffice/5.2.7.2$Linux_X86_64 LibreOffice_project/20m0$Build-2</meta:generator>
    <meta:document-statistic meta:table-count="0" meta:image-count="0" meta:object-count="0" meta:page-count="4" meta:paragraph-count="63" meta:word-count="278" meta:character-count="1688" meta:non-whitespace-character-count="1471"/>
  </office:meta>
</office:document-meta>
</file>